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egoeUI" svg:font-family="SegoeUI"/>
    <style:font-face style:name="Courier New" svg:font-family="'Courier New'" style:font-family-generic="modern"/>
    <style:font-face style:name="Helvetica" svg:font-family="Helvetica" style:font-family-generic="swiss"/>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5in"/>
    </style:style>
    <style:style style:name="Table1.B" style:family="table-column">
      <style:table-column-properties style:column-width="0.8125in"/>
    </style:style>
    <style:style style:name="Table1.C" style:family="table-column">
      <style:table-column-properties style:column-width="3.4403in"/>
    </style:style>
    <style:style style:name="Table1.D" style:family="table-column">
      <style:table-column-properties style:column-width="1.1208in"/>
    </style:style>
    <style:style style:name="Table1.1" style:family="table-row">
      <style:table-row-properties style:keep-together="true" fo:keep-together="auto"/>
    </style:style>
    <style:style style:name="Table1.A1" style:family="table-cell">
      <style:table-cell-properties style:vertical-align="top" style:border-line-width-bottom="0.0007in 0.0347in 0.0007in" fo:padding-left="0.075in" fo:padding-right="0.075in" fo:padding-top="0in" fo:padding-bottom="0in" fo:border-left="0.0139in solid #000000" fo:border-right="none" fo:border-top="0.0139in solid #000000" fo:border-bottom="0.0361in double #000000" style:writing-mode="lr-tb"/>
    </style:style>
    <style:style style:name="Table1.B1" style:family="table-cell">
      <style:table-cell-properties style:vertical-align="top" style:border-line-width-bottom="0.0007in 0.0347in 0.0007in" fo:padding-left="0.075in" fo:padding-right="0.075in" fo:padding-top="0in" fo:padding-bottom="0in" fo:border-left="0.0069in solid #000000" fo:border-right="none" fo:border-top="0.0139in solid #000000" fo:border-bottom="0.0361in double #000000" style:writing-mode="lr-tb"/>
    </style:style>
    <style:style style:name="Table1.D1" style:family="table-cell">
      <style:table-cell-properties style:vertical-align="top" style:border-line-width-bottom="0.0007in 0.0347in 0.0007in" fo:padding-left="0.075in" fo:padding-right="0.075in" fo:padding-top="0in" fo:padding-bottom="0in" fo:border-left="0.0069in solid #000000" fo:border-right="0.0139in solid #000000" fo:border-top="0.0139in solid #000000" fo:border-bottom="0.0361in double #000000" style:writing-mode="lr-tb"/>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D3"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P1" style:family="paragraph" style:parent-style-name="Footer">
      <style:paragraph-properties fo:text-align="center" style:justify-single-word="false"/>
    </style:style>
    <style:style style:name="P2" style:family="paragraph" style:parent-style-name="Contents_20_2">
      <style:paragraph-properties>
        <style:tab-stops>
          <style:tab-stop style:position="0.6665in"/>
          <style:tab-stop style:position="6.5in" style:type="right" style:leader-style="dotted" style:leader-text="."/>
        </style:tab-stops>
      </style:paragraph-properties>
    </style:style>
    <style:style style:name="P3" style:family="paragraph" style:parent-style-name="Title">
      <style:paragraph-properties fo:margin-top="0in" fo:margin-bottom="0.278in"/>
      <style:text-properties fo:font-size="20pt" style:font-size-asian="20pt"/>
    </style:style>
    <style:style style:name="P4" style:family="paragraph" style:parent-style-name="Standard">
      <style:text-properties style:font-name="Times New Roman" fo:language="zxx" fo:country="none" fo:font-weight="bold" style:language-asian="zxx" style:country-asian="none" style:font-weight-asian="bold" style:font-name-complex="Times New Roman"/>
    </style:style>
    <style:style style:name="P5" style:family="paragraph" style:parent-style-name="Standard">
      <style:text-properties fo:font-weight="bold" style:font-weight-asian="bold"/>
    </style:style>
    <style:style style:name="P6" style:family="paragraph" style:parent-style-name="Standard">
      <style:paragraph-properties fo:margin-top="0.028in" fo:margin-bottom="0.028in"/>
      <style:text-properties fo:font-weight="bold" style:font-weight-asian="bold"/>
    </style:style>
    <style:style style:name="P7" style:family="paragraph" style:parent-style-name="Standard">
      <style:paragraph-properties fo:margin-top="0.028in" fo:margin-bottom="0.028in" style:snap-to-layout-grid="false"/>
      <style:text-properties fo:font-weight="bold" style:font-weight-asian="bold"/>
    </style:style>
    <style:style style:name="P8" style:family="paragraph" style:parent-style-name="Standard">
      <style:paragraph-properties fo:margin-top="0.028in" fo:margin-bottom="0.028in" style:snap-to-layout-grid="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style:text-underline-style="solid" style:text-underline-width="auto" style:text-underline-color="font-color"/>
    </style:style>
    <style:style style:name="P11" style:family="paragraph" style:parent-style-name="Text_20_body">
      <style:text-properties style:font-name="Times" fo:font-size="12pt" style:font-size-asian="12pt" style:font-size-complex="12pt"/>
    </style:style>
    <style:style style:name="P12" style:family="paragraph" style:parent-style-name="Standard" style:list-style-name="L2"/>
    <style:style style:name="P13" style:family="paragraph" style:parent-style-name="Standard" style:list-style-name="L3"/>
    <style:style style:name="P14" style:family="paragraph" style:parent-style-name="Standard" style:list-style-name="L4"/>
    <style:style style:name="P15" style:family="paragraph" style:parent-style-name="Standard" style:list-style-name="L5"/>
    <style:style style:name="P16" style:family="paragraph" style:parent-style-name="Standard" style:list-style-name="L6"/>
    <style:style style:name="P17" style:family="paragraph" style:parent-style-name="Standard" style:list-style-name="L7"/>
    <style:style style:name="P18" style:family="paragraph" style:parent-style-name="Standard" style:list-style-name="L8"/>
    <style:style style:name="P19" style:family="paragraph" style:parent-style-name="Heading_20_1" style:master-page-name="Convert_20_2">
      <style:paragraph-properties style:page-number="1"/>
    </style:style>
    <style:style style:name="P20" style:family="paragraph" style:parent-style-name="TOCEntry" style:master-page-name="Convert_20_1">
      <style:paragraph-properties style:page-number="auto"/>
    </style:style>
    <style:style style:name="P21" style:family="paragraph" style:parent-style-name="line" style:master-page-name="Standard">
      <style:paragraph-properties style:page-number="1"/>
    </style:style>
    <style:style style:name="P22" style:family="paragraph" style:parent-style-name="Text_20_body">
      <style:text-properties style:font-name="Times" fo:font-size="12pt" style:font-size-asian="12pt" style:font-size-complex="12pt"/>
    </style:style>
    <style:style style:name="P23" style:family="paragraph" style:parent-style-name="Text_20_body">
      <style:paragraph-properties fo:line-height="0.1665in" fo:orphans="2" fo:widows="2" style:writing-mode="lr-tb"/>
    </style:style>
    <style:style style:name="T1" style:family="text">
      <style:text-properties style:font-name="Times New Roman" fo:font-weight="normal" style:font-weight-asian="normal" style:font-name-complex="Times New Roman" style:font-size-complex="12pt"/>
    </style:style>
    <style:style style:name="T2" style:family="text">
      <style:text-properties style:font-name="Times New Roman" fo:font-size="12pt" style:font-size-asian="12pt" style:font-name-complex="Times New Roman" style:font-size-complex="12pt"/>
    </style:style>
    <style:style style:name="T3" style:family="text">
      <style:text-properties style:font-name="Times New Roman" fo:font-size="12pt" fo:language="zxx" fo:country="none" style:font-size-asian="12pt" style:language-asian="zxx" style:country-asian="none" style:font-name-complex="Times New Roman" style:font-size-complex="12pt"/>
    </style:style>
    <style:style style:name="T4" style:family="text">
      <style:text-properties fo:language="zxx" fo:country="none" style:language-asian="zxx" style:country-asian="none"/>
    </style:style>
    <style:style style:name="T5" style:family="text">
      <style:text-properties fo:font-style="normal" style:font-style-asian="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color="#1c1c1c" style:text-outline="false" style:font-name="Times" fo:font-size="12pt" fo:letter-spacing="normal" fo:font-style="normal" style:letter-kerning="false" style:font-name-asian="Helvetica" style:font-size-asian="12pt" style:font-style-asian="normal" style:font-name-complex="Helvetica" style:font-size-complex="12pt" style:font-style-complex="normal"/>
    </style:style>
    <style:style style:name="T10" style:family="text">
      <style:text-properties fo:color="#000000" style:text-outline="false" style:font-name="Times" fo:font-size="12pt" fo:letter-spacing="normal" fo:font-style="normal" style:letter-kerning="false" style:font-name-asian="Helvetica" style:font-size-asian="12pt" style:font-style-asian="normal" style:font-name-complex="Helvetica" style:font-size-complex="12pt" style:font-style-complex="normal"/>
    </style:style>
    <style:style style:name="T11" style:family="text">
      <style:text-properties fo:color="#000000" style:text-outline="false" style:font-name="Times" fo:font-size="12pt" fo:letter-spacing="normal" style:letter-kerning="false" style:font-name-asian="Courier" style:font-size-asian="12pt" style:font-name-complex="Courier" style:font-size-complex="12pt"/>
    </style:style>
    <style:style style:name="T12" style:family="text">
      <style:text-properties fo:color="#000000" style:text-outline="false" style:font-name="Times" fo:font-size="12pt" fo:letter-spacing="normal" style:letter-kerning="false" style:font-name-asian="SegoeUI" style:font-size-asian="12pt" style:font-name-complex="SegoeUI" style:font-size-complex="12pt"/>
    </style:style>
    <style:style style:name="T13" style:family="text">
      <style:text-properties style:font-name="Times" fo:font-size="12pt" fo:font-style="normal" style:font-size-asian="12pt" style:font-style-asian="normal" style:font-size-complex="12pt" style:font-style-complex="normal"/>
    </style:style>
    <style:style style:name="T14" style:family="text">
      <style:text-properties style:font-name="Times" fo:font-size="12pt" style:font-size-asian="12pt" style:font-size-complex="12pt"/>
    </style:style>
    <style:style style:name="T15" style:family="text">
      <style:text-properties style:text-underline-style="none"/>
    </style:style>
    <style:style style:name="T16" style:family="text">
      <style:text-properties style:text-underline-style="solid" style:text-underline-width="auto" style:text-underline-color="font-color"/>
    </style:style>
    <style:style style:name="T17" style:family="text">
      <style:text-properties fo:color="#6a6a6a" style:text-outline="false" style:font-name="Courier" fo:font-size="15pt" fo:letter-spacing="normal" style:letter-kerning="false" style:font-name-asian="Courier" style:font-size-asian="15pt" style:font-name-complex="Courier" style:font-size-complex="15pt"/>
    </style:style>
    <style:style style:name="T18" style:family="text">
      <style:text-properties fo:color="#2d2d2d" style:text-outline="false" style:font-name="SegoeUI" fo:font-size="15pt" fo:letter-spacing="normal" style:letter-kerning="false" style:font-name-asian="SegoeUI" style:font-size-asian="15pt" style:font-name-complex="SegoeUI" style:font-size-complex="15pt"/>
    </style:style>
    <style:style style:name="T19" style:family="text">
      <style:text-properties fo:color="#2d2d2d" style:text-outline="false" style:font-name="SegoeUI" fo:font-size="12pt" fo:letter-spacing="normal" style:letter-kerning="false" style:font-name-asian="SegoeUI" style:font-size-asian="12pt" style:font-name-complex="SegoeUI" style:font-size-complex="12pt"/>
    </style:style>
    <style:style style:name="T20" style:family="text">
      <style:text-properties fo:color="#2d2d2d" style:text-outline="false" style:font-name="Times" fo:font-size="12pt" fo:letter-spacing="normal" style:letter-kerning="false" style:font-name-asian="SegoeUI" style:font-size-asian="12pt" style:font-name-complex="SegoeUI" style:font-size-complex="12pt"/>
    </style:style>
    <style:style style:name="T21" style:family="text">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Title">Software Requirements Specification</text:p>
      <text:p text:style-name="P3">for</text:p>
      <text:p text:style-name="Title">&lt;Project&gt;</text:p>
      <text:p text:style-name="ByLine">Version 1.0 approved</text:p>
      <text:p text:style-name="ByLine">Prepared by &lt;author&gt;</text:p>
      <text:p text:style-name="ByLine">&lt;organization&gt;</text:p>
      <text:p text:style-name="ByLine">&lt;date created&gt;</text:p>
      <text:p text:style-name="P20"><text:bookmark-start text:name="__RefHeading___Toc20732946"/>Table of Contents<text:bookmark-end text:name="__RefHeading___Toc20732946"/></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0.25in" style:leader-char=" " style:with-tab="false"/>
            <text:index-entry-tab-stop style:type="left" style:position="6.5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5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0.8335in" style:leader-char=" " style:with-tab="false"/>
            <text:index-entry-tab-stop style:type="left" style:position="6.5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5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5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5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5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5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5in" style:leader-char="." style:with-tab="false"/>
          </text:table-of-content-entry-template>
          <text:table-of-content-entry-template text:outline-level="10" text:style-name="Contents_20_10">
            <text:index-entry-chapter/>
            <text:index-entry-text/>
            <text:index-entry-tab-stop style:type="right" style:leader-char="."/>
            <text:index-entry-link-start text:style-name="Index_20_Link"/>
            <text:index-entry-page-number/>
            <text:index-entry-link-end/>
            <text:index-entry-tab-stop style:type="left" style:position="5.1563in" style:leader-char="." style:with-tab="false"/>
          </text:table-of-content-entry-template>
          <text:index-source-styles text:outline-level="1">
            <text:index-source-style text:style-name="TOCentry"/>
          </text:index-source-styles>
        </text:table-of-content-source>
        <text:index-body>
          <text:p text:style-name="Contents_20_1">Table of Contents<text:tab/><text:a xlink:type="simple" xlink:href="#__RefHeading___Toc20732946" text:style-name="Index_20_Link" text:visited-style-name="Index_20_Link">ii</text:a></text:p>
          <text:p text:style-name="Contents_20_1">Revision History<text:tab/><text:a xlink:type="simple" xlink:href="#__RefHeading___Toc20732947" text:style-name="Index_20_Link" text:visited-style-name="Index_20_Link">iii</text:a></text:p>
          <text:p text:style-name="Contents_20_1">1.<text:span text:style-name="T1"><text:tab/></text:span>Introduction<text:tab/><text:a xlink:type="simple" xlink:href="#__RefHeading___Toc20732948" text:style-name="Index_20_Link" text:visited-style-name="Index_20_Link">1</text:a></text:p>
          <text:p text:style-name="P2"><text:span text:style-name="T4">1.1</text:span><text:span text:style-name="T3"><text:tab/></text:span><text:span text:style-name="T4">Purpose<text:tab/></text:span><text:a xlink:type="simple" xlink:href="#__RefHeading___Toc20732949" text:style-name="Index_20_Link" text:visited-style-name="Index_20_Link"><text:span text:style-name="T4">1</text:span></text:a></text:p>
          <text:p text:style-name="P2"><text:span text:style-name="T4">1.2</text:span><text:span text:style-name="T3"><text:tab/></text:span><text:span text:style-name="T4">Document Conventions<text:tab/></text:span><text:a xlink:type="simple" xlink:href="#__RefHeading___Toc20732950" text:style-name="Index_20_Link" text:visited-style-name="Index_20_Link"><text:span text:style-name="T4">1</text:span></text:a></text:p>
          <text:p text:style-name="P2"><text:span text:style-name="T4">1.3</text:span><text:span text:style-name="T3"><text:tab/></text:span><text:span text:style-name="T4">Intended Audience and Reading Suggestions<text:tab/></text:span><text:a xlink:type="simple" xlink:href="#__RefHeading___Toc20732951" text:style-name="Index_20_Link" text:visited-style-name="Index_20_Link"><text:span text:style-name="T4">1</text:span></text:a></text:p>
          <text:p text:style-name="P2"><text:span text:style-name="T4">1.4</text:span><text:span text:style-name="T3"><text:tab/></text:span><text:span text:style-name="T4">Product Scope<text:tab/></text:span><text:a xlink:type="simple" xlink:href="#__RefHeading___Toc20732952" text:style-name="Index_20_Link" text:visited-style-name="Index_20_Link"><text:span text:style-name="T4">1</text:span></text:a></text:p>
          <text:p text:style-name="P2"><text:span text:style-name="T4">1.5</text:span><text:span text:style-name="T3"><text:tab/></text:span><text:span text:style-name="T4">References<text:tab/></text:span><text:a xlink:type="simple" xlink:href="#__RefHeading___Toc20732953" text:style-name="Index_20_Link" text:visited-style-name="Index_20_Link"><text:span text:style-name="T4">1</text:span></text:a></text:p>
          <text:p text:style-name="Contents_20_1">2.<text:span text:style-name="T1"><text:tab/></text:span>Overall Description<text:tab/><text:a xlink:type="simple" xlink:href="#__RefHeading___Toc20732954" text:style-name="Index_20_Link" text:visited-style-name="Index_20_Link">2</text:a></text:p>
          <text:p text:style-name="P2"><text:span text:style-name="T4">2.1</text:span><text:span text:style-name="T3"><text:tab/></text:span><text:span text:style-name="T4">Product Perspective<text:tab/></text:span><text:a xlink:type="simple" xlink:href="#__RefHeading___Toc20732955" text:style-name="Index_20_Link" text:visited-style-name="Index_20_Link"><text:span text:style-name="T4">2</text:span></text:a></text:p>
          <text:p text:style-name="P2"><text:span text:style-name="T4">2.2</text:span><text:span text:style-name="T3"><text:tab/></text:span><text:span text:style-name="T4">Product Functions<text:tab/></text:span><text:a xlink:type="simple" xlink:href="#__RefHeading___Toc20732956" text:style-name="Index_20_Link" text:visited-style-name="Index_20_Link"><text:span text:style-name="T4">2</text:span></text:a></text:p>
          <text:p text:style-name="P2"><text:span text:style-name="T4">2.3</text:span><text:span text:style-name="T3"><text:tab/></text:span><text:span text:style-name="T4">User Classes and Characteristics<text:tab/></text:span><text:a xlink:type="simple" xlink:href="#__RefHeading___Toc20732957" text:style-name="Index_20_Link" text:visited-style-name="Index_20_Link"><text:span text:style-name="T4">2</text:span></text:a></text:p>
          <text:p text:style-name="P2"><text:span text:style-name="T4">2.4</text:span><text:span text:style-name="T3"><text:tab/></text:span><text:span text:style-name="T4">Operating Environment<text:tab/></text:span><text:a xlink:type="simple" xlink:href="#__RefHeading___Toc20732958" text:style-name="Index_20_Link" text:visited-style-name="Index_20_Link"><text:span text:style-name="T4">2</text:span></text:a></text:p>
          <text:p text:style-name="P2"><text:span text:style-name="T4">2.5</text:span><text:span text:style-name="T3"><text:tab/></text:span><text:span text:style-name="T4">Design and Implementation Constraints<text:tab/></text:span><text:a xlink:type="simple" xlink:href="#__RefHeading___Toc20732959" text:style-name="Index_20_Link" text:visited-style-name="Index_20_Link"><text:span text:style-name="T4">2</text:span></text:a></text:p>
          <text:p text:style-name="P2"><text:span text:style-name="T4">2.6</text:span><text:span text:style-name="T3"><text:tab/></text:span><text:span text:style-name="T4">User Documentation<text:tab/></text:span><text:a xlink:type="simple" xlink:href="#__RefHeading___Toc20732960" text:style-name="Index_20_Link" text:visited-style-name="Index_20_Link"><text:span text:style-name="T4">2</text:span></text:a></text:p>
          <text:p text:style-name="P2"><text:span text:style-name="T4">2.7</text:span><text:span text:style-name="T3"><text:tab/></text:span><text:span text:style-name="T4">Assumptions and Dependencies<text:tab/></text:span><text:a xlink:type="simple" xlink:href="#__RefHeading___Toc20732961" text:style-name="Index_20_Link" text:visited-style-name="Index_20_Link"><text:span text:style-name="T4">3</text:span></text:a></text:p>
          <text:p text:style-name="Contents_20_1">3.<text:span text:style-name="T1"><text:tab/></text:span>External Interface Requirements<text:tab/><text:a xlink:type="simple" xlink:href="#__RefHeading___Toc20732962" text:style-name="Index_20_Link" text:visited-style-name="Index_20_Link">3</text:a></text:p>
          <text:p text:style-name="P2"><text:span text:style-name="T4">3.1</text:span><text:span text:style-name="T3"><text:tab/></text:span><text:span text:style-name="T4">User Interfaces<text:tab/></text:span><text:a xlink:type="simple" xlink:href="#__RefHeading___Toc20732963" text:style-name="Index_20_Link" text:visited-style-name="Index_20_Link"><text:span text:style-name="T4">3</text:span></text:a></text:p>
          <text:p text:style-name="P2"><text:span text:style-name="T4">3.2</text:span><text:span text:style-name="T3"><text:tab/></text:span><text:span text:style-name="T4">Hardware Interfaces<text:tab/></text:span><text:a xlink:type="simple" xlink:href="#__RefHeading___Toc20732964" text:style-name="Index_20_Link" text:visited-style-name="Index_20_Link"><text:span text:style-name="T4">3</text:span></text:a></text:p>
          <text:p text:style-name="P2"><text:span text:style-name="T4">3.3</text:span><text:span text:style-name="T3"><text:tab/></text:span><text:span text:style-name="T4">Software Interfaces<text:tab/></text:span><text:a xlink:type="simple" xlink:href="#__RefHeading___Toc20732965" text:style-name="Index_20_Link" text:visited-style-name="Index_20_Link"><text:span text:style-name="T4">3</text:span></text:a></text:p>
          <text:p text:style-name="P2"><text:span text:style-name="T4">3.4</text:span><text:span text:style-name="T3"><text:tab/></text:span><text:span text:style-name="T4">Communications Interfaces<text:tab/></text:span><text:a xlink:type="simple" xlink:href="#__RefHeading___Toc20732966" text:style-name="Index_20_Link" text:visited-style-name="Index_20_Link"><text:span text:style-name="T4">3</text:span></text:a></text:p>
          <text:p text:style-name="Contents_20_1">4.<text:span text:style-name="T1"><text:tab/></text:span>Domain Model<text:tab/><text:a xlink:type="simple" xlink:href="#__RefHeading___Toc20732967" text:style-name="Index_20_Link" text:visited-style-name="Index_20_Link">4</text:a></text:p>
          <text:p text:style-name="Contents_20_1">5.<text:span text:style-name="T1"><text:tab/></text:span>System Features (Use Cases)<text:tab/><text:a xlink:type="simple" xlink:href="#__RefHeading___Toc20732968" text:style-name="Index_20_Link" text:visited-style-name="Index_20_Link">4</text:a></text:p>
          <text:p text:style-name="P2"><text:span text:style-name="T4">5.1</text:span><text:span text:style-name="T3"><text:tab/></text:span><text:span text:style-name="T4">Use Case 1<text:tab/></text:span><text:a xlink:type="simple" xlink:href="#__RefHeading___Toc20732969" text:style-name="Index_20_Link" text:visited-style-name="Index_20_Link"><text:span text:style-name="T4">4</text:span></text:a></text:p>
          <text:p text:style-name="Contents_20_3">5.1.1<text:span text:style-name="T2"><text:tab/></text:span>Name:<text:tab/><text:a xlink:type="simple" xlink:href="#__RefHeading___Toc20732970" text:style-name="Index_20_Link" text:visited-style-name="Index_20_Link">4</text:a></text:p>
          <text:p text:style-name="Contents_20_3">5.1.2<text:span text:style-name="T2"><text:tab/></text:span>Goal:<text:tab/><text:a xlink:type="simple" xlink:href="#__RefHeading___Toc20732971" text:style-name="Index_20_Link" text:visited-style-name="Index_20_Link">4</text:a></text:p>
          <text:p text:style-name="Contents_20_3">5.1.3<text:span text:style-name="T2"><text:tab/></text:span>Input:<text:tab/><text:a xlink:type="simple" xlink:href="#__RefHeading___Toc20732972" text:style-name="Index_20_Link" text:visited-style-name="Index_20_Link">4</text:a></text:p>
          <text:p text:style-name="Contents_20_3">5.1.4<text:span text:style-name="T2"><text:tab/></text:span>Output:<text:tab/><text:a xlink:type="simple" xlink:href="#__RefHeading___Toc20732973" text:style-name="Index_20_Link" text:visited-style-name="Index_20_Link">4</text:a></text:p>
          <text:p text:style-name="Contents_20_3">5.1.5<text:span text:style-name="T2"><text:tab/></text:span>Main Scenario:<text:tab/><text:a xlink:type="simple" xlink:href="#__RefHeading___Toc20732974" text:style-name="Index_20_Link" text:visited-style-name="Index_20_Link">4</text:a></text:p>
          <text:p text:style-name="Contents_20_3">5.1.6<text:span text:style-name="T2"><text:tab/></text:span>Pre-condition:<text:tab/><text:a xlink:type="simple" xlink:href="#__RefHeading___Toc20732975" text:style-name="Index_20_Link" text:visited-style-name="Index_20_Link">4</text:a></text:p>
          <text:p text:style-name="Contents_20_3">5.1.7<text:span text:style-name="T2"><text:tab/></text:span>Steps:<text:tab/><text:a xlink:type="simple" xlink:href="#__RefHeading___Toc20732976" text:style-name="Index_20_Link" text:visited-style-name="Index_20_Link">4</text:a></text:p>
          <text:p text:style-name="Contents_20_3">5.1.8<text:span text:style-name="T2"><text:tab/></text:span>Post-condition<text:tab/><text:a xlink:type="simple" xlink:href="#__RefHeading___Toc20732977" text:style-name="Index_20_Link" text:visited-style-name="Index_20_Link">4</text:a></text:p>
          <text:p text:style-name="Contents_20_3">5.1.9<text:span text:style-name="T2"><text:tab/></text:span>Exceptional Scenario 1<text:tab/><text:a xlink:type="simple" xlink:href="#__RefHeading___Toc20732978" text:style-name="Index_20_Link" text:visited-style-name="Index_20_Link">4</text:a></text:p>
          <text:p text:style-name="Contents_20_3">5.1.10<text:span text:style-name="T2"><text:tab/></text:span>Example<text:tab/><text:a xlink:type="simple" xlink:href="#__RefHeading___Toc20732979" text:style-name="Index_20_Link" text:visited-style-name="Index_20_Link">4</text:a></text:p>
          <text:p text:style-name="P2"><text:span text:style-name="T4">5.2</text:span><text:span text:style-name="T3"><text:tab/></text:span><text:span text:style-name="T4">Use Case 2 (and so on)<text:tab/></text:span><text:a xlink:type="simple" xlink:href="#__RefHeading___Toc20732980" text:style-name="Index_20_Link" text:visited-style-name="Index_20_Link"><text:span text:style-name="T4">5</text:span></text:a></text:p>
          <text:p text:style-name="Contents_20_1">6.<text:span text:style-name="T1"><text:tab/></text:span>Other Nonfunctional Requirements<text:tab/><text:a xlink:type="simple" xlink:href="#__RefHeading___Toc20732981" text:style-name="Index_20_Link" text:visited-style-name="Index_20_Link">5</text:a></text:p>
          <text:p text:style-name="P2"><text:span text:style-name="T4">6.1</text:span><text:span text:style-name="T3"><text:tab/></text:span><text:span text:style-name="T4">Performance Requirements<text:tab/></text:span><text:a xlink:type="simple" xlink:href="#__RefHeading___Toc20732982" text:style-name="Index_20_Link" text:visited-style-name="Index_20_Link"><text:span text:style-name="T4">5</text:span></text:a></text:p>
          <text:p text:style-name="P2"><text:span text:style-name="T4">6.2</text:span><text:span text:style-name="T3"><text:tab/></text:span><text:span text:style-name="T4">Safety Requirements<text:tab/></text:span><text:a xlink:type="simple" xlink:href="#__RefHeading___Toc20732983" text:style-name="Index_20_Link" text:visited-style-name="Index_20_Link"><text:span text:style-name="T4">5</text:span></text:a></text:p>
          <text:p text:style-name="P2"><text:span text:style-name="T4">6.3</text:span><text:span text:style-name="T3"><text:tab/></text:span><text:span text:style-name="T4">Security Requirements<text:tab/></text:span><text:a xlink:type="simple" xlink:href="#__RefHeading___Toc20732984" text:style-name="Index_20_Link" text:visited-style-name="Index_20_Link"><text:span text:style-name="T4">5</text:span></text:a></text:p>
          <text:p text:style-name="P2"><text:span text:style-name="T4">6.4</text:span><text:span text:style-name="T3"><text:tab/></text:span><text:span text:style-name="T4">Software Quality Attributes<text:tab/></text:span><text:a xlink:type="simple" xlink:href="#__RefHeading___Toc20732985" text:style-name="Index_20_Link" text:visited-style-name="Index_20_Link"><text:span text:style-name="T4">5</text:span></text:a></text:p>
          <text:p text:style-name="Contents_20_1">7.<text:span text:style-name="T1"><text:tab/></text:span>Other Requirements<text:tab/><text:a xlink:type="simple" xlink:href="#__RefHeading___Toc20732986" text:style-name="Index_20_Link" text:visited-style-name="Index_20_Link">5</text:a></text:p>
          <text:p text:style-name="Contents_20_1">Appendix A: Glossary<text:tab/><text:a xlink:type="simple" xlink:href="#__RefHeading___Toc20732987" text:style-name="Index_20_Link" text:visited-style-name="Index_20_Link">6</text:a></text:p>
          <text:p text:style-name="Contents_20_1">Appendix B: Analysis Models<text:tab/><text:a xlink:type="simple" xlink:href="#__RefHeading___Toc20732988" text:style-name="Index_20_Link" text:visited-style-name="Index_20_Link">6</text:a></text:p>
          <text:p text:style-name="Contents_20_1">Appendix C: To Be Determined List<text:tab/><text:a xlink:type="simple" xlink:href="#__RefHeading___Toc20732989" text:style-name="Index_20_Link" text:visited-style-name="Index_20_Link">6</text:a></text:p>
        </text:index-body>
      </text:table-of-content>
      <text:p text:style-name="P4"/>
      <text:p text:style-name="P4"/>
      <text:p text:style-name="TOCEntry"><text:bookmark-start text:name="__RefHeading___Toc20732947"/><text:soft-page-break/>Revision History<text:bookmark-end text:name="__RefHeading___Toc20732947"/></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Name</text:p>
          </table:table-cell>
          <table:table-cell table:style-name="Table1.B1" office:value-type="string">
            <text:p text:style-name="P6">Date</text:p>
          </table:table-cell>
          <table:table-cell table:style-name="Table1.B1" office:value-type="string">
            <text:p text:style-name="P6">Reason For Changes</text:p>
          </table:table-cell>
          <table:table-cell table:style-name="Table1.D1" office:value-type="string">
            <text:p text:style-name="P6">Version</text:p>
          </table:table-cell>
        </table:table-row>
        <table:table-row table:style-name="Table1.1">
          <table:table-cell table:style-name="Table1.A2" office:value-type="string">
            <text:p text:style-name="P7"/>
          </table:table-cell>
          <table:table-cell table:style-name="Table1.B2" office:value-type="string">
            <text:p text:style-name="P8"/>
          </table:table-cell>
          <table:table-cell table:style-name="Table1.B2" office:value-type="string">
            <text:p text:style-name="P8"/>
          </table:table-cell>
          <table:table-cell table:style-name="Table1.D2" office:value-type="string">
            <text:p text:style-name="P8"/>
          </table:table-cell>
        </table:table-row>
        <table:table-row table:style-name="Table1.1">
          <table:table-cell table:style-name="Table1.A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D3" office:value-type="string">
            <text:p text:style-name="P8"/>
          </table:table-cell>
        </table:table-row>
      </table:table>
      <text:p text:style-name="P5"/>
      <text:p text:style-name="Standard"/>
      <text:h text:style-name="P19" text:outline-level="1"><text:bookmark-start text:name="__RefHeading___Toc20732948"/>Introduction<text:bookmark-end text:name="__RefHeading___Toc20732948"/></text:h>
      <text:h text:style-name="Heading_20_2" text:outline-level="2"><text:bookmark-start text:name="__RefHeading___Toc20732949"/>Purpose <text:bookmark-end text:name="__RefHeading___Toc20732949"/></text:h>
      <text:p text:style-name="Text_20_body"><text:tab/>The product is an application for world management of a tabletop role-playing game that facilitates playing while aiding the Dungeon Master, henceforth referred to as the 'DM'. This tool will help create and manage the world with minimal preparation, adding consistency and efficiency to recording, retaining, and retrieving information, and will also aim to enhance the overall experience for the players. The software keeps track of the world's settings and characters designed by the DM. This will be a desktop application running a local server that the players can connect to in order to view shared information through a connected device, such as a phone or tablet.</text:p>
      <text:h text:style-name="Heading_20_2" text:outline-level="2"><text:bookmark-start text:name="__RefHeading___Toc20732950"/>Document Conventions<text:bookmark-end text:name="__RefHeading___Toc20732950"/></text:h>
      <text:p text:style-name="template">&lt;Describe any standards or typographical conventions that were followed when writing this SRS, such as fonts or highlighting that have special significance. For example, state whether priorities <text:s/>for higher-level requirements are assumed to be inherited by detailed requirements, or whether every requirement statement is to have its own priority.&gt;</text:p>
      <text:p text:style-name="template"/>
      <text:p text:style-name="Text_20_body"><text:tab/>DM refers to Dungeon Master as defined in Appendix A.</text:p>
      <text:p text:style-name="Text_20_body"><text:tab/>Game refers to the actual tabletop role-playing game, while world will refer to the setting of a campaign.</text:p>
      <text:h text:style-name="Heading_20_2" text:outline-level="2"><text:bookmark-start text:name="__RefHeading___Toc20732951"/>Intended Audience and Reading Suggestions<text:bookmark-end text:name="__RefHeading___Toc20732951"/></text:h>
      <text:p text:style-name="template">&lt;Describe the different types of reader that the document is intended for, such as developers, project managers, marketing staff, users, testers, and documentation writers. Describe what the rest of this SRS contains and how it is organized. Suggest a sequence for reading the document, beginning with the overview sections and proceeding through the sections that are most pertinent to each reader type.&gt;</text:p>
      <text:p text:style-name="template">Note: This may be removed. Proceed with caution.</text:p>
      <text:p text:style-name="template"/>
      <text:p text:style-name="Text_20_body"><text:tab/><text:span text:style-name="T6">This document is intended to be read by project managers and developers. To read thoroughly, begin with the Introduction section and proceed through every subsequent section. For an overview of terms, refer to Appendix A. </text:span></text:p>
      <text:p text:style-name="Text_20_body"><text:span text:style-name="T6"><text:tab/>1.3.1 Developers of the application must have a thorough understanding of both the scope, located in section 1.4, and requirements of the application, located in sections 5 and 6. </text:span></text:p>
      <text:p text:style-name="Text_20_body"><text:tab/>1.3.2 Project Managers should have a thorough understanding of the project and should take care to read the entirety of this document.</text:p>
      <text:p text:style-name="Text_20_body"><text:tab/>1.3.3 The client should be reading the requirements of the document, located in sections 5 and 6, to make sure that both their views and the developers views are aligned.</text:p>
      <text:p text:style-name="Text_20_body"><text:soft-page-break/><text:tab/>1.3.4 Marketing Staff do not need to have a deep understanding of the project, but should read the overall description of the software located in section 2. They should also read section 3, listing the external interface requirements.</text:p>
      <text:p text:style-name="Text_20_body"><text:span text:style-name="T11"><text:tab/>1.3.5 Testers should carefully read all of the requirements of this software, located in sections 5 and 6.</text:span></text:p>
      <text:p text:style-name="P11"/>
      <text:h text:style-name="Heading_20_2" text:outline-level="2"><text:bookmark-start text:name="__RefHeading___Toc20732952"/>Product Scope<text:bookmark-end text:name="__RefHeading___Toc20732952"/></text:h>
      <text:p text:style-name="Text_20_body"><text:tab/>The product is an application for world management of a table-top role playing game that facilitates playing while aiding the Dungeon Master. This tool will help create and manage the world with minimal preparation, adding consistency and efficiency to recording, retaining, and retrieving information, and will also aim to enhance the overall experience for the players. This will be a desktop application running a local server that the players can connect to in order to view shared information.The players will have access to the server and can be given information and shown images that the DM decides to reveal to them. The four main categories for the application are characters, regions, deities, and events, each with an easy-to-use search and template option.</text:p>
      <text:p text:style-name="Text_20_body"><text:tab/>This is a unique software product in an untapped field of an expanding community. If the application can break into the market, it would be the first of its kind. Since the aim of the software is to make the game easier to play, more potential costumers may find the game more accessible.</text:p>
      <text:h text:style-name="Heading_20_2" text:outline-level="2"><text:bookmark-start text:name="__RefHeading___Toc20732953"/>References<text:bookmark-end text:name="__RefHeading___Toc20732953"/></text:h>
      <text:p text:style-name="template">&lt;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p>
      <text:p text:style-name="template">TODO: </text:p>
      <text:p text:style-name="template"><text:tab/>use case hell can go here, as well as proposal (maybe)</text:p>
      <text:p text:style-name="template"><text:tab/></text:p>
      <text:p text:style-name="Text_20_body"><text:tab/>Use Case Diagram</text:p>
      <text:h text:style-name="Heading_20_1" text:outline-level="1"><text:bookmark-start text:name="__RefHeading___Toc20732954"/>Overall Description<text:bookmark-end text:name="__RefHeading___Toc20732954"/></text:h>
      <text:h text:style-name="Heading_20_2" text:outline-level="2"><text:bookmark-start text:name="__RefHeading___Toc20732955"/>Product Perspective<text:bookmark-end text:name="__RefHeading___Toc20732955"/></text:h>
      <text:p text:style-name="template">&lt;Describe the context and origin of the product being specified in this SRS. For example, state whether this product is a follow-on member of a product family, a replacement for certain existing systems, or a new, self-contained product. If the SR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p text:style-name="template"/>
      <text:p text:style-name="Text_20_body"><text:soft-page-break/><text:tab/><text:span text:style-name="T13">In tabletop role-playing games, the DM </text:span><text:span text:style-name="T9">creates a </text:span><text:span text:style-name="T10">setting</text:span><text:span text:style-name="T9"> in which each player assumes the role of an in-game character, also known as a PC. The DM describes the world and its inhabitants; the other players describe the intended actions of their PC's while the DM describes the outcomes in the campaign. Campaigns may last for extended periods of time interspersed with long breaks between sessions. Traditionally, pen-and-paper notes are taken to keep track of the setting, storyline, and characters as the campaign progresses. Due to the long downtime between sessions, good note-taking is a requirement. If the notes are not reliable or structured, the playing experience will suffer because of inconsistencies caused by the DM. </text:span></text:p>
      <text:p text:style-name="Text_20_body"><text:span text:style-name="T9"><text:tab/></text:span><text:span text:style-name="T14">With this software, the DM may create a world with consistent and easily accessible information. A DM will have the ability to manage an entire campaign.</text:span></text:p>
      <text:p text:style-name="P11"/>
      <text:p text:style-name="P11"/>
      <text:p text:style-name="P11"/>
      <text:h text:style-name="Heading_20_2" text:outline-level="2"><text:bookmark-start text:name="__RefHeading___Toc20732956"/>Product Functions<text:bookmark-end text:name="__RefHeading___Toc20732956"/></text:h>
      <text:p text:style-name="template">&lt;Summarize the major functions the product must perform or must let the user perform. Details will be provided in Section 4, so only a high level summary (such as a bullet list) is needed here. Organize the functions to make them understandable to any reader of the SRS. A picture of the major groups of related requirements and how they relate, such as a top level data flow diagram or object class diagram, is often effective.&gt;</text:p>
      <text:p text:style-name="template"/>
      <text:p text:style-name="Text_20_body"><text:tab/>Users, as a DM, will be able to create and edit the events, regions, gods, and NPC's in the world. At the start of the application, the DM may choose to start the user interface, web server, or both. The DM has the choice to show certain objects from the world to the Player Characters by using the advanced web service. </text:p>
      <text:h text:style-name="Heading_20_2" text:outline-level="2"><text:bookmark-start text:name="__RefHeading___Toc20732957"/>User Classes and Characteristics<text:bookmark-end text:name="__RefHeading___Toc20732957"/></text:h>
      <text:p text:style-name="template">&lt;Identify the various user classes that you anticipate will use this product. User classes may be differentiated based on frequency of use, subset of product functions used, technical expertise, security or privilege levels, educational level, or experience. Describe the pertinent characteristics of each user class. Certain requirements may pertain only to certain user classes. Distinguish the most important user classes for this product from those who are less important to satisfy.&gt;</text:p>
      <text:p text:style-name="template"/>
      <text:p text:style-name="Text_20_body"><text:tab/>The most important user class in the application is the Dungeon Master, since the application is designed specifically for their use. Most of the application's functional requirements are for DM use only. The Player Character user class is secondary in importance to the DM and will be able to view and search aspects of the campaign world that the DM specifically chooses to show. The Co-Dungeon Master user class is optional and the least important user class. The Co-DM is only able to use a subset of the DM's available functions.</text:p>
      <text:h text:style-name="Heading_20_2" text:outline-level="2"><text:bookmark-start text:name="__RefHeading___Toc20732958"/>Operating Environment<text:bookmark-end text:name="__RefHeading___Toc20732958"/></text:h>
      <text:p text:style-name="Text_20_body"><text:tab/><text:span text:style-name="T7">Operating System:</text:span><text:span text:style-name="T6"> Windows 7 and OSX 10 (maybe Linux)</text:span></text:p>
      <text:p text:style-name="Text_20_body"><text:span text:style-name="T6"><text:tab/></text:span><text:span text:style-name="T7">Minimum</text:span><text:span text:style-name="T6"> </text:span><text:span text:style-name="T7">Software:</text:span><text:span text:style-name="T6"> Java 1.7+</text:span></text:p>
      <text:p text:style-name="Text_20_body"><text:soft-page-break/><text:span text:style-name="T6"><text:tab/></text:span><text:span text:style-name="T7">Hardware Platform:</text:span><text:span text:style-name="T6"> Desktop/Laptop </text:span></text:p>
      <text:p text:style-name="Text_20_body"><text:span text:style-name="T6"><text:tab/></text:span><text:span text:style-name="T7">Optional Hardware: </text:span><text:span text:style-name="T8">Flash drive, extra monitor/display</text:span></text:p>
      <text:h text:style-name="Heading_20_2" text:outline-level="2"><text:bookmark-start text:name="__RefHeading___Toc20732959"/>Design and Implementation Constraints<text:bookmark-end text:name="__RefHeading___Toc20732959"/></text:h>
      <text:p text:style-name="template">&lt;Describe any items or issues that will limit the options available to the developers. These might include: corporate or regulatory policies; hardware limitations (timing requirements, memory requirements); interfaces to other applications; specific technologies, tools, and databases to be used; parallel operations; language requirements; communications protocols; security considerations; design conventions or programming standards (for example, if the customer’s organization will be responsible for maintaining the delivered software).&gt;</text:p>
      <text:p text:style-name="template"/>
      <text:p text:style-name="Text_20_body"><text:tab/><text:span text:style-name="T6">Limitations or issues may arise due to the short time-frame of the project. The software will be written in Java and runnable on a flash drive. Java 1.7+ is required. Files from the software must be easily transferrable. </text:span></text:p>
      <text:h text:style-name="Heading_20_2" text:outline-level="2"><text:bookmark-start text:name="__RefHeading___Toc20732960"/>User Documentation<text:bookmark-end text:name="__RefHeading___Toc20732960"/></text:h>
      <text:p text:style-name="template">&lt;List the user documentation components (such as user manuals, on-line help, and tutorials) that will be delivered along with the software. Identify any known user documentation delivery formats or standards.&gt;</text:p>
      <text:p text:style-name="template"/>
      <text:p text:style-name="P9"><text:tab/>Documents included with the software: Readme, About, Crash-course and Hot-key help.</text:p>
      <text:p text:style-name="P9"><text:tab/>The Readme contains a brief overview on how to use the software, while the About document gives a brief description of the software itself. A Crash-course document is an extensive tutorial for the user where they build a world to familiarize themselves with the software and many of its features. The Hot-key Help document lists and explains the process to creating and using the hot-key functions in the software.</text:p>
      <text:h text:style-name="Heading_20_2" text:outline-level="2"><text:bookmark-start text:name="__RefHeading___Toc20732961"/>Assumptions and Dependencies<text:bookmark-end text:name="__RefHeading___Toc20732961"/></text:h>
      <text:p text:style-name="template">&lt;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unless they are already documented elsewhere (for example, in the vision and scope document or the project plan).&gt;</text:p>
      <text:p text:style-name="Text_20_body"/>
      <text:p text:style-name="Text_20_body"><text:tab/><text:span text:style-name="T6">It is assumed that the user has access to a secondary monitor or display. The risk associated with this assumption is that the user will not be able to utilize the software to the fullest extent.</text:span></text:p>
      <text:h text:style-name="Heading_20_1" text:outline-level="1"><text:bookmark-start text:name="__RefHeading___Toc20732962"/><text:soft-page-break/>External Interface Requirements<text:bookmark-end text:name="__RefHeading___Toc20732962"/></text:h>
      <text:h text:style-name="Heading_20_2" text:outline-level="2"><text:bookmark-start text:name="__RefHeading___Toc20732963"/>User Interfaces<text:bookmark-end text:name="__RefHeading___Toc20732963"/></text:h>
      <text:p text:style-name="template">&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p text:style-name="template"/>
      <text:p text:style-name="Text_20_body"><text:tab/>There are two user interfaces, one utilized by the DM on the desktop application and the other viewed by the players using the web service. They will be designed in Java using the Standard Widget Toolkit (SWT). Screen layout constraints for the user interfaces depend on the screen size of the user's device. In the case of an error occurring, a status bar will appear at the bottom of the application displaying the appropriate error code. Standardization of error messages will happen later (?).</text:p>
      <text:h text:style-name="Heading_20_2" text:outline-level="2"><text:bookmark-start text:name="__RefHeading___Toc20732964"/>Hardware Interfaces<text:bookmark-end text:name="__RefHeading___Toc20732964"/></text:h>
      <text:p text:style-name="template">&lt;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gt;</text:p>
      <text:p text:style-name="template"><text:tab/><text:tab/></text:p>
      <text:p text:style-name="Text_20_body"><text:tab/>The software must be able to fit on and operate from a flash drive whose size must allow for software and user data storage. It is estimated that eight gigabytes will be sufficient for a standard user.</text:p>
      <text:h text:style-name="Heading_20_2" text:outline-level="2"><text:bookmark-start text:name="__RefHeading___Toc20732965"/>Software Interfaces<text:bookmark-end text:name="__RefHeading___Toc20732965"/></text:h>
      <text:p text:style-name="template">&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p>
      <text:p text:style-name="template"/>
      <text:p text:style-name="Text_20_body"><text:tab/>The software will run a local web server using JSP (?).</text:p>
      <text:h text:style-name="Heading_20_2" text:outline-level="2"><text:bookmark-start text:name="__RefHeading___Toc20732966"/>Communications Interfaces<text:bookmark-end text:name="__RefHeading___Toc20732966"/></text:h>
      <text:p text:style-name="template">&lt;Describe the requirements associated with any communications functions required by this product, including e-mail, web browser, network server communications protocols, electronic <text:soft-page-break/>forms, and so on. Define any pertinent message formatting. Identify any communication standards that will be used, such as FTP or HTTP. Specify any communication security or encryption issues, data transfer rates, and synchronization mechanisms.&gt;</text:p>
      <text:p text:style-name="template"/>
      <text:p text:style-name="Text_20_body"><text:tab/><text:span text:style-name="T12">The application will communicate with the web service using HTTP (AJAX, Jquery, bootstrap, get, post, etc...).</text:span></text:p>
      <text:h text:style-name="Heading_20_1" text:outline-level="1"><text:bookmark-start text:name="__RefHeading___Toc20732967"/>Domain Model <text:bookmark-end text:name="__RefHeading___Toc20732967"/></text:h>
      <text:p text:style-name="template">&lt;Sometimes, this section is optional. However, it may be important to have it since domain model may give more useful as well&gt;</text:p>
      <text:h text:style-name="Heading_20_1" text:outline-level="1"><text:bookmark-start text:name="__RefHeading___Toc20732968"/>System Features (Functional requirements)<text:bookmark-end text:name="__RefHeading___Toc20732968"/></text:h>
      <text:p text:style-name="template">&lt;This template illustrates organizing the functional requirements for the product by system features, the major services provided by the product. You may prefer to organize this section by use case, mode of operation, user class, object class, functional hierarchy, or combinations of these, whatever makes the most logical sense for your product. You should Use-case diagram&gt;</text:p>
      <text:h text:style-name="Heading_20_2" text:outline-level="2">Starting Application </text:h>
      <text:list xml:id="list6728488839912117213" text:style-name="L2">
        <text:list-item>
          <text:list>
            <text:list-item>
              <text:list>
                <text:list-item>
                  <text:p text:style-name="P12">The DM must be able to start the user interface, the web server, the advanced <text:tab/>web server, or all three simultaneously when starting the application.</text:p>
                </text:list-item>
                <text:list-item>
                  <text:p text:style-name="P12">The DM must be able to choose and load a “world” file.</text:p>
                </text:list-item>
                <text:list-item>
                  <text:p text:style-name="P12"/>
                </text:list-item>
              </text:list>
            </text:list-item>
          </text:list>
        </text:list-item>
      </text:list>
      <text:p text:style-name="Standard"/>
      <text:h text:style-name="Heading_20_2" text:outline-level="2">Main User Interface</text:h>
      <text:list xml:id="list1766848470888181980" text:style-name="L3">
        <text:list-item>
          <text:list>
            <text:list-item>
              <text:list>
                <text:list-item>
                  <text:p text:style-name="P13">The DM must be able to create and add Gods, Regions, NPC's, and <text:tab/>Events to the main user interface.</text:p>
                </text:list-item>
                <text:list-item>
                  <text:p text:style-name="P13">The DM must be able to edit the strings associated a God, Region, NPC, or <text:tab/>Event.</text:p>
                </text:list-item>
                <text:list-item>
                  <text:p text:style-name="P13">The DM must be able to directly edit a God, Region, NPC, or Event.</text:p>
                </text:list-item>
                <text:list-item>
                  <text:p text:style-name="P13">The DM must be able to add multimedia, relations, and interactions to a God, <text:tab/>Region, NPC, or Event.</text:p>
                </text:list-item>
                <text:list-item>
                  <text:p text:style-name="P13">The DM must be able to edit the multimedia, relations, and interactions <text:tab/>associated with a God, Region, NPC, or Event.</text:p>
                </text:list-item>
                <text:list-item>
                  <text:p text:style-name="P13">The DM must be able to search all Gods, Regions, NPC's, and Events. </text:p>
                </text:list-item>
                <text:list-item>
                  <text:p text:style-name="P13">The search function will auto-search based on the first three characters typed.</text:p>
                </text:list-item>
                <text:list-item>
                  <text:p text:style-name="P13">The DM must have the ability to show selected on-screen content to the other <text:tab/>users.</text:p>
                </text:list-item>
                <text:list-item>
                  <text:p text:style-name="P13"/>
                </text:list-item>
              </text:list>
            </text:list-item>
          </text:list>
        </text:list-item>
      </text:list>
      <text:h text:style-name="Heading_20_2" text:outline-level="2"><text:soft-page-break/>World Settings</text:h>
      <text:list xml:id="list93342402982172720" text:style-name="L4">
        <text:list-item>
          <text:list>
            <text:list-item>
              <text:list>
                <text:list-item>
                  <text:p text:style-name="P14">The DM must be able to open the 'World Settings' pop-up window from the <text:tab/>'World Settings' menu.</text:p>
                </text:list-item>
                <text:list-item>
                  <text:p text:style-name="P14">From the 'World Settings' window, the DM must be able to create and edit a <text:tab/>password for each individual world.</text:p>
                  <text:p text:style-name="P14"/>
                </text:list-item>
                <text:list-item>
                  <text:p text:style-name="P14">From the world settings window, the DM must be able to toggle an option to <text:tab/>copy files (such as multimedia) into the world folder or leave the files alone.</text:p>
                </text:list-item>
                <text:list-item>
                  <text:p text:style-name="P14"/>
                </text:list-item>
              </text:list>
            </text:list-item>
          </text:list>
        </text:list-item>
      </text:list>
      <text:h text:style-name="Heading_20_2" text:outline-level="2">Global Settings</text:h>
      <text:list xml:id="list7994414476216378390" text:style-name="L5">
        <text:list-item>
          <text:list>
            <text:list-item>
              <text:list>
                <text:list-item>
                  <text:p text:style-name="P15">The DM must be able to open the 'Global Settings' submenu from the menu.</text:p>
                </text:list-item>
                <text:list-item>
                  <text:p text:style-name="P15">The DM must be able to add and edit hotkeys to the system.</text:p>
                </text:list-item>
                <text:list-item>
                  <text:p text:style-name="P15">The hotkeys must be accessible by the DM throughout duration of the <text:tab/>application.</text:p>
                </text:list-item>
                <text:list-item>
                  <text:p text:style-name="P15">The DM must be able to toggle the web service ON or OFF.</text:p>
                </text:list-item>
                <text:list-item>
                  <text:p text:style-name="P15"/>
                </text:list-item>
              </text:list>
            </text:list-item>
          </text:list>
        </text:list-item>
      </text:list>
      <text:h text:style-name="Heading_20_2" text:outline-level="2">Advanced Web Service</text:h>
      <text:list xml:id="list7860317027927886930" text:style-name="L8">
        <text:list-item>
          <text:list>
            <text:list-item>
              <text:list>
                <text:list-item>
                  <text:p text:style-name="P18">After the DM starts the advanced web service and sets a password, the Player <text:tab/>Characters must be able connect to the web service.</text:p>
                </text:list-item>
                <text:list-item>
                  <text:p text:style-name="P18">If the DM decides to show content on the advanced web service, then Player <text:tab/>Characters must be able to view it.</text:p>
                </text:list-item>
                <text:list-item>
                  <text:p text:style-name="P18">The Player Characters must be able to view Gods, Regions, NPC's, and <text:tab/>Events.</text:p>
                </text:list-item>
                <text:list-item>
                  <text:p text:style-name="P18">The Player Characters must be able to search Gods, Regions, NPC's, and <text:tab/>Events.</text:p>
                </text:list-item>
                <text:list-item>
                  <text:p text:style-name="P18"/>
                </text:list-item>
                <text:list-item>
                  <text:p text:style-name="P18"/>
                </text:list-item>
              </text:list>
            </text:list-item>
          </text:list>
        </text:list-item>
      </text:list>
      <text:h text:style-name="Heading_20_2" text:outline-level="2">Help Menu</text:h>
      <text:list xml:id="list2506591984405992301" text:style-name="L6">
        <text:list-item>
          <text:list>
            <text:list-item>
              <text:list>
                <text:list-item>
                  <text:p text:style-name="P16">The DM must be able to open the 'Help' submenu from the menu.</text:p>
                </text:list-item>
                <text:list-item>
                  <text:p text:style-name="P16">The DM must be able to open the ForJ website in a native web browser by <text:tab/>selecting the option on the menu.</text:p>
                </text:list-item>
                <text:list-item>
                  <text:p text:style-name="P16">The DM must be able to open the 'Advanced Web Service' in a native web <text:tab/>browser by selecting the option on the menu.</text:p>
                </text:list-item>
                <text:list-item>
                  <text:p text:style-name="P16">The DM must be able to view the 'About' documentation.</text:p>
                </text:list-item>
                <text:list-item>
                  <text:p text:style-name="P16">The DM must be able to view the 'Crash-course' documentation.</text:p>
                </text:list-item>
                <text:list-item>
                  <text:p text:style-name="P16">The DM must be able to view the 'Readme' documentation.</text:p>
                </text:list-item>
                <text:list-item>
                  <text:p text:style-name="P16">The DM must be able to view the URL for the web service.</text:p>
                </text:list-item>
                <text:list-item>
                  <text:p text:style-name="P16"><text:s/></text:p>
                </text:list-item>
              </text:list>
            </text:list-item>
          </text:list>
        </text:list-item>
      </text:list>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Stopping Application</text:h>
      <text:list xml:id="list4413461594308490878" text:style-name="L7">
        <text:list-item>
          <text:list>
            <text:list-item>
              <text:list>
                <text:list-item>
                  <text:p text:style-name="P17">The DM must be able to stop and close the user interface, the web server, or <text:tab/>both simultaneously.</text:p>
                </text:list-item>
                <text:list-item>
                  <text:p text:style-name="P17"/>
                </text:list-item>
              </text:list>
            </text:list-item>
          </text:list>
        </text:list-item>
      </text:list>
      <text:p text:style-name="Standard"/>
      <text:h text:style-name="Heading_20_1" text:outline-level="1"><text:bookmark-start text:name="__RefHeading___Toc20732981"/>Other Nonfunctional Requirements<text:bookmark-end text:name="__RefHeading___Toc20732981"/></text:h>
      <text:h text:style-name="Heading_20_2" text:outline-level="2"><text:bookmark-start text:name="__RefHeading___Toc20732982"/>Performance Requirements<text:bookmark-end text:name="__RefHeading___Toc20732982"/></text:h>
      <text:p text:style-name="template">&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p text:style-name="template"/>
      <text:p text:style-name="Text_20_body"><text:tab/>This application must be able to run on the average laptop computer at a pace that doesn't require more than one second to perform any single user action.</text:p>
      <text:h text:style-name="Heading_20_2" text:outline-level="2"><text:bookmark-start text:name="__RefHeading___Toc20732983"/>Safety Requirements<text:bookmark-end text:name="__RefHeading___Toc20732983"/></text:h>
      <text:p text:style-name="template">&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p>
      <text:p text:style-name="template"/>
      <text:p text:style-name="P23"><text:tab/>The software is provided "as is" and the author disclaims all warranties with regard to this software including all implied warranties of merchantability and fitness. In no event shall the author <text:soft-page-break/>be liable for any special, direct, indirect, or consequential damages or any damages whatsoever resulting from loss of use, data or profits, whether in an action of contract, negligence or other tortious action, arising out of or in connection with the use or performance of this <text:span text:style-name="T21">software.</text:span></text:p>
      <text:h text:style-name="Heading_20_2" text:outline-level="2"><text:bookmark-start text:name="__RefHeading___Toc20732984"/>Security Requirements<text:bookmark-end text:name="__RefHeading___Toc20732984"/></text:h>
      <text:p text:style-name="template">&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p text:style-name="template"/>
      <text:p text:style-name="Text_20_body"><text:tab/>Accessing the CO-DM functionality that the advanced web service offers requires a password (which is saved in plain-text).</text:p>
      <text:h text:style-name="Heading_20_2" text:outline-level="2"><text:bookmark-start text:name="__RefHeading___Toc20732985"/>Software Quality Attributes<text:bookmark-end text:name="__RefHeading___Toc20732985"/></text:h>
      <text:p text:style-name="template">&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p text:style-name="template"/>
      <text:p text:style-name="Text_20_body"><text:tab/>The application is expected to: not crash, preserve data, be portable, have sub-second response time, have a rounded GUI, not appear cluttered, and display essential information only.</text:p>
      <text:h text:style-name="Heading_20_1" text:outline-level="1"><text:bookmark-start text:name="__RefHeading___Toc20732986"/>Other Requirements<text:bookmark-end text:name="__RefHeading___Toc20732986"/></text:h>
      <text:p text:style-name="template">&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TOCEntry"><text:bookmark-start text:name="__RefHeading___Toc20732987"/>Appendix A: Glossary<text:bookmark-end text:name="__RefHeading___Toc20732987"/></text:p>
      <text:p text:style-name="Text_20_body"><text:span text:style-name="T16">Dungeon Master (DM):</text:span><text:span text:style-name="T15"> Entity in control of all aspects of the game, except for the actions of player characters. Organizes and creates details of world in which the game takes place. </text:span></text:p>
      <text:p text:style-name="P10">Player Character (PC):<text:span text:style-name="T15"> In-game avatar controlled by a participant, or player, of the game.</text:span></text:p>
      <text:p text:style-name="P10">Non-Player Character (NPC):<text:span text:style-name="T15"> Entity in the game whose actions are dictated by the DM.</text:span></text:p>
      <text:p text:style-name="P10">Campaign:<text:span text:style-name="T15"> A series of adventures that take place in a world created by the DM.</text:span></text:p>
      <text:p text:style-name="TOCEntry"><text:bookmark-start text:name="__RefHeading___Toc20732988"/>Appendix B: Analysis Models<text:bookmark-end text:name="__RefHeading___Toc20732988"/></text:p>
      <text:p text:style-name="template">&lt;Optionally, include any pertinent analysis models, such as data flow diagrams, class diagrams, state-transition diagrams, or entity-relationship diagrams<text:span text:style-name="T5">.&gt;</text:span></text:p>
      <text:p text:style-name="TOCEntry"><text:bookmark-start text:name="__RefHeading___Toc20732989"/><text:soft-page-break/>Appendix C: To Be Determined List<text:bookmark-end text:name="__RefHeading___Toc20732989"/></text:p>
      <text:p text:style-name="template">&lt;Collect a numbered list of the TBD (to be determined) references that remain in the SRS so they can be tracked to clos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egoeUI" svg:font-family="SegoeUI"/>
    <style:font-face style:name="Courier New" svg:font-family="'Courier New'" style:font-family-generic="modern"/>
    <style:font-face style:name="Helvetica" svg:font-family="Helvetica" style:font-family-generic="swiss"/>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3335in" fo:margin-bottom="0.1665in"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style:text-properties fo:font-style="italic" fo:font-weight="bold" style:font-style-asian="italic" style:font-weight-asian="bold"/>
    </style:style>
    <style:style style:name="Heading_20_4" style:display-name="Heading 4" style:family="paragraph" style:parent-style-name="Standard" style:next-style-name="Standard" style:default-outline-level="4" style:class="text">
      <style:paragraph-properties fo:margin-left="0.5in" fo:margin-right="0in" fo:margin-top="0.1665in" fo:margin-bottom="0.0417in" fo:line-height="0.1528in" fo:text-align="justify" style:justify-single-word="false" fo:text-indent="0in" style:auto-text-indent="false" fo:keep-with-next="always"/>
      <style:text-properties style:font-name="Times New Roman" fo:font-size="11pt" fo:font-style="italic" style:font-size-asian="11pt" style:font-style-asian="italic" style:font-name-complex="Times New Roman"/>
    </style:style>
    <style:style style:name="Heading_20_5" style:display-name="Heading 5" style:family="paragraph" style:parent-style-name="Standard" style:next-style-name="Standard" style:default-outline-level="5" style:class="text">
      <style:paragraph-properties fo:margin-top="0.1665in" fo:margin-bottom="0.0417in" fo:line-height="0.1528in" fo:text-align="justify" style:justify-single-word="false"/>
      <style:text-properties style:font-name="Arial" fo:font-size="11pt" style:font-size-asian="11pt" style:font-name-complex="Arial"/>
    </style:style>
    <style:style style:name="Heading_20_6" style:display-name="Heading 6" style:family="paragraph" style:parent-style-name="Standard" style:next-style-name="Standard" style:default-outline-level="6" style:class="text">
      <style:paragraph-properties fo:margin-top="0.1665in" fo:margin-bottom="0.0417in" fo:line-height="0.1528in" fo:text-align="justify" style:justify-single-word="false"/>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fo:margin-top="0.1665in" fo:margin-bottom="0.0417in" fo:line-height="0.1528in" fo:text-align="justify" style:justify-single-word="false"/>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1665in" fo:margin-bottom="0.0417in" fo:line-height="0.1528in" fo:text-align="justify" style:justify-single-word="false"/>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1665in" fo:margin-bottom="0.0417in" fo:line-height="0.1528in" fo:text-align="justify" style:justify-single-word="false"/>
      <style:text-properties style:font-name="Arial" fo:font-size="9pt" fo:font-style="italic" style:font-size-asian="9pt" style:font-style-asian="italic" style:font-name-complex="Arial"/>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font-name-complex="Arial"/>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itle" style:family="paragraph" style:parent-style-name="Standard" style:next-style-name="Subtitle" style:class="chapter">
      <style:paragraph-properties fo:margin-top="0.1665in" fo:margin-bottom="0.5in" fo:line-height="100%" fo:text-align="end" style:justify-single-word="false"/>
      <style:text-properties style:font-name="Arial" fo:font-size="32pt" fo:font-weight="bold" style:letter-kerning="true" style:font-size-asian="32pt" style:font-weight-asian="bold" style:font-name-complex="Ari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Entry" style:family="paragraph" style:parent-style-name="Standard">
      <style:paragraph-properties fo:margin-top="0.0835in" fo:margin-bottom="0.1665in"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font-name-complex="Arial"/>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size="11pt" fo:font-style="italic" style:font-size-asian="11pt" style:font-style-asian="italic" style:font-name-complex="Arial"/>
    </style:style>
    <style:style style:name="requirement" style:family="paragraph" style:parent-style-name="level_20_4">
      <style:paragraph-properties fo:margin-left="1.6307in" fo:margin-right="0in" fo:margin-top="0in" fo:margin-bottom="0in" fo:text-indent="-0.6902in" style:auto-text-indent="false"/>
      <style:text-properties style:font-name="Times New Roman" style:font-name-complex="Times New Roman"/>
    </style:style>
    <style:style style:name="ByLine" style:family="paragraph" style:parent-style-name="Title">
      <style:paragraph-properties fo:margin-top="0.1665in" fo:margin-bottom="0.5in"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fo:line-height="100%" fo:text-align="center" style:justify-single-word="false" fo:keep-with-next="always"/>
      <style:text-properties style:font-name="Arial" fo:font-size="18pt" fo:font-weight="bold" style:font-size-asian="18pt" style:font-weight-asian="bold" style:font-name-complex="Arial"/>
    </style:style>
    <style:style style:name="SuperTitle" style:family="paragraph" style:parent-style-name="Title" style:next-style-name="Standard">
      <style:paragraph-properties fo:margin-top="0.6665in" fo:margin-bottom="0in" fo:line-height="100%" fo:text-align="end" style:justify-single-word="false" fo:padding-left="0in" fo:padding-right="0in" fo:padding-top="0.0138in" fo:padding-bottom="0in" fo:border-left="none" fo:border-right="none" fo:border-top="0.0693in solid #000000" fo:border-bottom="none"/>
      <style:text-properties fo:font-size="14pt" style:font-size-asian="14pt"/>
    </style:style>
    <style:style style:name="line" style:family="paragraph" style:parent-style-name="Title">
      <style:paragraph-properties fo:margin-top="0.1665in" fo:margin-bottom="0in" fo:line-height="100%" fo:text-align="end" style:justify-single-word="false" fo:padding-left="0in" fo:padding-right="0in" fo:padding-top="0.0138in" fo:padding-bottom="0in" fo:border-left="none" fo:border-right="none" fo:border-top="0.0555in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style style:name="WW8Num1z1" style:family="text"/>
    <style:style style:name="WW8Num1z2" style:family="text">
      <style:text-properties fo:font-size="12pt" fo:language="zxx" fo:country="none" fo:font-weight="bold" style:font-size-asian="12pt" style:font-weight-asian="bold" style:language-complex="zxx" style:country-complex="non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1in" fo:margin-bottom="1in" fo:margin-left="0.9in" fo:margin-right="0.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Copyright © 1999 by Karl E. Wiegers. Permission is granted to use, modify, and distribute this docume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Header"/>
      </style:header>
      <style:footer>
        <text:p text:style-name="Footer"/>
      </style:footer>
    </style:master-page>
    <style:master-page style:name="Convert_20_2" style:display-name="Convert 2"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oftware Requirements Specification Template</dc:title>
    <meta:initial-creator>Karl Wiegers</meta:initial-creator>
    <meta:creation-date>2002-09-25T07:53:00</meta:creation-date>
    <dc:creator>Jack Strickland</dc:creator>
    <dc:date>2017-02-07T18:14:39</dc:date>
    <meta:editing-cycles>29</meta:editing-cycles>
    <meta:editing-duration>PT10H35M7S</meta:editing-duration>
    <meta:generator>OpenOffice/4.1.2$Unix OpenOffice.org_project/412m3$Build-9782</meta:generator>
    <meta:document-statistic meta:table-count="1" meta:image-count="0" meta:object-count="0" meta:page-count="14" meta:paragraph-count="188" meta:word-count="3471" meta:character-count="21755"/>
  </office:meta>
</office:document-meta>
</file>